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4.664cm"/>
    </style:style>
    <style:style style:name="Tableau1.C" style:family="table-column">
      <style:table-column-properties style:column-width="3.519cm"/>
    </style:style>
    <style:style style:name="Tableau1.D" style:family="table-column">
      <style:table-column-properties style:column-width="2.884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4221" officeooo:paragraph-rsid="00104221"/>
    </style:style>
    <style:style style:name="P2" style:family="paragraph" style:parent-style-name="Table_20_Contents">
      <style:paragraph-properties fo:text-align="center" style:justify-single-word="false"/>
      <style:text-properties officeooo:rsid="0011d90b" officeooo:paragraph-rsid="0011d90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4221" officeooo:paragraph-rsid="0010422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c674" officeooo:paragraph-rsid="0012c67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53a6e" officeooo:paragraph-rsid="00153a6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2c674" officeooo:paragraph-rsid="0012c674"/>
    </style:style>
    <style:style style:name="P7" style:family="paragraph" style:parent-style-name="Table_20_Contents">
      <style:text-properties officeooo:rsid="00153a6e" officeooo:paragraph-rsid="00153a6e"/>
    </style:style>
    <style:style style:name="P8" style:family="paragraph" style:parent-style-name="Table_20_Contents">
      <style:paragraph-properties fo:text-align="center" style:justify-single-word="false"/>
      <style:text-properties officeooo:rsid="00179768" officeooo:paragraph-rsid="00179768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211d9"/>
    </style:style>
    <style:style style:name="T2" style:family="text">
      <style:text-properties officeooo:rsid="00139f89"/>
    </style:style>
    <style:style style:name="T3" style:family="text">
      <style:text-properties officeooo:rsid="0015c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row>
          <table:table-cell table:style-name="Tableau1.A1" office:value-type="string">
            <text:p text:style-name="P3">Système d’exploitation</text:p>
          </table:table-cell>
          <table:table-cell table:style-name="Tableau1.A1" office:value-type="string">
            <text:p text:style-name="P3">Langage de programmation</text:p>
          </table:table-cell>
          <table:table-cell table:style-name="Tableau1.A1" office:value-type="string">
            <text:p text:style-name="P4">Compilateur/Interpréteur</text:p>
          </table:table-cell>
          <table:table-cell table:style-name="Tableau1.A1" office:value-type="string">
            <text:p text:style-name="P3">Version</text:p>
          </table:table-cell>
          <table:table-cell table:style-name="Tableau1.E1" office:value-type="string">
            <text:p text:style-name="P5">Éditeur</text:p>
          </table:table-cell>
        </table:table-row>
        <table:table-row>
          <table:table-cell table:style-name="Tableau1.A2" table:number-rows-spanned="4" office:value-type="string">
            <text:p text:style-name="P1">Ubuntu 22.04 <text:span text:style-name="T1">LTS</text:span></text:p>
          </table:table-cell>
          <table:table-cell table:style-name="Tableau1.A2" office:value-type="string">
            <text:p text:style-name="P1">Python</text:p>
          </table:table-cell>
          <table:table-cell table:style-name="Tableau1.A2" office:value-type="string">
            <text:p text:style-name="P6">Python</text:p>
          </table:table-cell>
          <table:table-cell table:style-name="Tableau1.A2" office:value-type="string">
            <text:p text:style-name="P1">3.9.7</text:p>
          </table:table-cell>
          <table:table-cell table:style-name="Tableau1.E2" table:number-rows-spanned="4" office:value-type="string">
            <text:p text:style-name="P8">Gedit Version 41.0</text:p>
          </table:table-cell>
        </table:table-row>
        <table:table-row>
          <table:covered-table-cell table:style-name="Tableau1.A3"/>
          <table:table-cell table:style-name="Tableau1.B3" office:value-type="string">
            <text:p text:style-name="P1">Java</text:p>
          </table:table-cell>
          <table:table-cell table:style-name="Tableau1.C3" office:value-type="string">
            <text:p text:style-name="P6">OpenJDK</text:p>
          </table:table-cell>
          <table:table-cell table:style-name="Tableau1.D3" office:value-type="string">
            <text:p text:style-name="P9">18.0.2</text:p>
          </table:table-cell>
          <table:covered-table-cell table:style-name="Tableau1.E3"/>
        </table:table-row>
        <table:table-row>
          <table:covered-table-cell table:style-name="Tableau1.A3"/>
          <table:table-cell table:style-name="Tableau1.B4" office:value-type="string">
            <text:p text:style-name="P1">JavaScript</text:p>
          </table:table-cell>
          <table:table-cell table:style-name="Tableau1.C4" office:value-type="string">
            <text:p text:style-name="P6">NodeJS</text:p>
          </table:table-cell>
          <table:table-cell table:style-name="Tableau1.D4" office:value-type="string">
            <text:p text:style-name="P1">12.22.9</text:p>
          </table:table-cell>
          <table:covered-table-cell table:style-name="Tableau1.E3"/>
        </table:table-row>
        <table:table-row>
          <table:covered-table-cell table:style-name="Tableau1.A5"/>
          <table:table-cell table:style-name="Tableau1.B5" office:value-type="string">
            <text:p text:style-name="P2">C++</text:p>
          </table:table-cell>
          <table:table-cell table:style-name="Tableau1.C5" office:value-type="string">
            <text:p text:style-name="P6"><text:span text:style-name="T2">g</text:span>++</text:p>
          </table:table-cell>
          <table:table-cell table:style-name="Tableau1.D5" office:value-type="string">
            <text:p text:style-name="P9">11.3.0</text:p>
          </table:table-cell>
          <table:covered-table-cell table:style-name="Tableau1.E3"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57:35.732274481</meta:creation-date>
    <dc:date>2023-01-06T16:15:16.861991404</dc:date>
    <meta:editing-duration>PT17M40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19" meta:word-count="26" meta:character-count="187" meta:non-whitespace-character-count="180"/>
  </office:meta>
</office:document-meta>
</file>